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style:font-size-asian="8pt" style:font-size-complex="8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background-color="transparent" style:font-size-asian="8pt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3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40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3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4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style:font-name-complex="Arial"/>
    </style:style>
    <style:style style:name="T11" style:family="text">
      <style:text-properties style:text-position="sub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fo:font-style="italic" style:font-style-asian="italic" style:font-style-complex="italic"/>
    </style:style>
    <style:style style:name="T14" style:family="text">
      <style:text-properties style:text-position="sub 58%" fo:language="ru" fo:country="RU" fo:font-style="normal" style:font-style-asian="normal" style:font-style-complex="normal"/>
    </style:style>
    <style:style style:name="T15" style:family="text">
      <style:text-properties style:text-position="sub 58%" fo:font-style="normal" style:font-style-asian="normal" style:font-style-complex="normal"/>
    </style:style>
    <style:style style:name="T16" style:family="text">
      <style:text-properties style:text-position="sub 58%"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0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color="#ffffff" style:font-name-complex="Ari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background-color="transparent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style:font-name-complex="Arial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ПРОТОКОЛ <text:span text:style-name="T7">ПОВЕРКИ</text:span></text:p>
      <text:p text:style-name="P6"><text:span text:style-name="T21">дозиметра типа </text:span><text:span text:style-name="T10">ДКС</text:span><text:span text:style-name="T21">-</text:span><text:span text:style-name="T10">АТ3509</text:span></text:p>
      <text:p text:style-name="P8"/>
      <text:p text:style-name="P5"><text:span text:style-name="T21">зав. № </text:span><text:span text:style-name="T19"><text:s/>$</text:span><text:span text:style-name="T3">allSerial <text:s/></text:span><text:span text:style-name="T20"><text:s/></text:span><text:span text:style-name="T23">.</text:span><text:span text:style-name="T21"> </text:span></text:p>
      <text:p text:style-name="P5"><text:span text:style-name="T21">принадлежащего </text:span><text:span text:style-name="T22">.</text:span><text:span text:style-name="T28"> <text:s text:c="105"/></text:span><text:span text:style-name="T22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7">Т</text:span> = <text:span text:style-name="T27"><text:s/></text:span><text:span text:style-name="T18">$temp </text:span><text:s/>°<text:span text:style-name="T17">С</text:span>, атмосферном давлении <text:span text:style-name="T17">Р</text:span> = <text:span text:style-name="T27"><text:s text:c="5"/></text:span><text:s/>мм.рт.ст, относительной влажности воздуха <text:span text:style-name="T17">р</text:span> = <text:span text:style-name="T27"><text:s/></text:span><text:span text:style-name="T18">$vlag </text:span><text:s/>%, внешнем фоне γ-излучения <text:span text:style-name="T2">H</text:span>*(10) = <text:span text:style-name="T27"><text:s/></text:span><text:span text:style-name="T18">$bground </text:span><text:s/>нЗв/ч, <text:s/>согласно методике, изложенной в <text:span text:style-name="T26">МП. МН 742-2005</text:span></text:p>
      <text:p text:style-name="P34"><text:span text:style-name="T7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5"><text:span text:style-name="T7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42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4">Определение основной относительной погрешности измерения м</text:span><text:span text:style-name="T28">ощности дозы гамма излучения</text:span><text:span text:style-name="T4"> </text:span><text:span text:style-name="T28">ДКС-АТ3509</text:span><text:span text:style-name="T4">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7">индивидуаль-ного эквива-лента</text:span> дозы в <text:span text:style-name="T7">контрольной</text:span> точке <text:span text:style-name="T17">Ḣ</text:span><text:span text:style-name="T13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40">Показания прибора</text:p>
          </table:table-cell>
          <table:table-cell table:style-name="t1.B2" office:value-type="string">
            <text:p text:style-name="P32">Среднее значение, </text:p>
            <text:p text:style-name="P33"><text:span text:style-name="T2">H</text:span><text:span text:style-name="T13">pi</text:span><text:span text:style-name="T29">(10)</text:span></text:p>
          </table:table-cell>
          <table:table-cell table:style-name="t1.B2" office:value-type="string">
            <text:p text:style-name="P23"><text:span text:style-name="T8">Относи-тель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23"><text:span text:style-name="T9">θ</text:span><text:span text:style-name="T14">пр</text:span><text:span text:style-name="T13">i</text:span><text:span text:style-name="T7">,</text:span> %</text:p>
          </table:table-cell>
          <table:table-cell table:style-name="t1.B2" office:value-type="string">
            <text:p text:style-name="P24"><text:span text:style-name="T1">Относительное</text:span> средне квадрати-ческое<text:span text:style-name="T1"> </text:span>отклонение, <text:span text:style-name="T1">S</text:span><text:span text:style-name="T13">i</text:span><text:span text:style-name="T1">, %</text:span></text:p>
          </table:table-cell>
          <table:table-cell table:style-name="t1.B2" office:value-type="string">
            <text:p text:style-name="P30"><text:span text:style-name="T7">Довери-тель</text:span>ная граница <text:span text:style-name="T7">погрешнос-ти</text:span> измере-ния <text:span text:style-name="T6">Δ</text:span><text:span text:style-name="T13">i</text:span><text:span text:style-name="T1">,</text:span> %</text:p>
          </table:table-cell>
          <table:table-cell table:style-name="t1.I2" office:value-type="string">
            <text:p text:style-name="P28"><text:span text:style-name="T25">Предел основной </text:span><text:span text:style-name="T7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6">Фон</text:p>
          </table:table-cell>
          <table:table-cell table:style-name="t1.B3" office:value-type="string">
            <text:p text:style-name="P37">---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7">$1-bg0</text:p>
              <text:p text:style-name="P37">$1-bg1</text:p>
              <text:p text:style-name="P37">$1-bg2</text:p>
              <text:p text:style-name="P37">$1-bg3</text:p>
              <text:p text:style-name="P37">$1-bg4</text:p>
              <text:p text:style-name="P37">$1-bg5</text:p>
              <text:p text:style-name="P37">$1-bg6</text:p>
              <text:p text:style-name="P37">$1-bg7</text:p>
              <text:p text:style-name="P36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B3" office:value-type="string">
            <text:p text:style-name="P18">---</text:p>
          </table:table-cell>
          <table:table-cell table:style-name="t1.I3" office:value-type="string">
            <text:p text:style-name="P20">---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7">$1-m00</text:p>
              <text:p text:style-name="P37">$1-m01</text:p>
              <text:p text:style-name="P37">$1-m02</text:p>
              <text:p text:style-name="P37">$1-m03</text:p>
              <text:p text:style-name="P37">$1-m04</text:p>
              <text:p text:style-name="P37">$1-m05</text:p>
              <text:p text:style-name="P37">$1-m06</text:p>
              <text:p text:style-name="P37">$1-m07</text:p>
              <text:p text:style-name="P37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26">±<text:span text:style-name="T7">30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7">$1-m11</text:p>
              <text:p text:style-name="P37">$1-m12</text:p>
              <text:p text:style-name="P37">$1-m13</text:p>
              <text:p text:style-name="P37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26">±<text:span text:style-name="T7">15</text:span></text:p>
          </table:table-cell>
        </table:table-row>
        <table:table-row>
          <table:table-cell table:style-name="t1.A6" office:value-type="string">
            <text:p text:style-name="P17">800<text:span text:style-name="T7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7">$1-m21</text:p>
              <text:p text:style-name="P37">$1-m22</text:p>
              <text:p text:style-name="P37">$1-m23</text:p>
              <text:p text:style-name="P37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26">±<text:span text:style-name="T7">15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4">Определение основной относительной погрешности измерения </text:span><text:span text:style-name="T28">дозы гамма излучения</text:span><text:span text:style-name="T4"> <text:s text:c="9"/></text:span><text:span text:style-name="T28">ДКС-АТ3509</text:span><text:span text:style-name="T4">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1">Действи-тельное</text:span> значение</text:p>
            <text:p text:style-name="P36">ЭД<text:span text:style-name="T31">,</text:span></text:p>
            <text:p text:style-name="P36"><text:span text:style-name="T2">H</text:span><text:span text:style-name="T13">p</text:span><text:span text:style-name="T12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8"><text:s text:c="2"/>d, <text:span text:style-name="T7">см <text:s/></text:span></text:p>
            <text:p text:style-name="P39">t, <text:span text:style-name="T7">сек</text:span></text:p>
          </table:table-cell>
          <table:table-cell table:style-name="s1.B2" table:number-columns-spanned="3" office:value-type="string">
            <text:p text:style-name="P36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8">Относитель-ная</text:span><text:span text:style-name="T26"> </text:span><text:span text:style-name="T8">погреш-ность</text:span><text:span text:style-name="T26"> </text:span><text:span text:style-name="T8">измерения</text:span> </text:p>
            <text:p text:style-name="P17"><text:span text:style-name="T9">θ</text:span><text:span text:style-name="T14">пр</text:span><text:span text:style-name="T13">i</text:span><text:span text:style-name="T7">,</text:span> %</text:p>
          </table:table-cell>
          <table:table-cell table:style-name="s1.B2" table:number-rows-spanned="2" office:value-type="string">
            <text:p text:style-name="P31"><text:span text:style-name="T7">Доверитель-</text:span>ная граница погрешности измерения <text:span text:style-name="T6">Δ</text:span><text:span text:style-name="T13">i</text:span><text:span text:style-name="T1">,</text:span> %</text:p>
          </table:table-cell>
          <table:table-cell table:style-name="s1.I2" table:number-rows-spanned="2" office:value-type="string">
            <text:p text:style-name="P29"><text:span text:style-name="T24">Предел основной </text:span><text:span text:style-name="T7">относитель-ной</text:span> <text:span text:style-name="T1">погреш-ности, </text:span><text:span text:style-name="T7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">H</text:span><text:span text:style-name="T13">pi</text:span><text:span text:style-name="T1">(10)</text:span></text:p>
          </table:table-cell>
          <table:table-cell table:style-name="s1.D3" office:value-type="string">
            <text:p text:style-name="P36"><text:span text:style-name="T2">H</text:span><text:span text:style-name="T13">pi</text:span><text:span text:style-name="T1">(10)</text:span><text:span text:style-name="T11">изм.</text:span></text:p>
          </table:table-cell>
          <table:table-cell table:style-name="s1.D3" office:value-type="string">
            <text:p text:style-name="P36"><text:span text:style-name="T2">H</text:span><text:span text:style-name="T13">pi</text:span><text:span text:style-name="T6">(10)</text:span><text:span text:style-name="T15">изм</text:span><text:span text:style-name="T16">.</text:span><text:span text:style-name="T30">-</text:span><text:span text:style-name="T2">H</text:span><text:span text:style-name="T13">p</text:span><text:span text:style-name="T12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7">мкЗв</text:span></text:p>
          </table:table-cell>
          <table:table-cell table:style-name="s1.B4" office:value-type="string">
            <text:p text:style-name="P18">##1-<text:span text:style-name="T1">dn_</text:span><text:span text:style-name="T7">3</text:span></text:p>
          </table:table-cell>
          <table:table-cell table:style-name="s1.B4" office:value-type="string">
            <text:p text:style-name="P27"><text:s text:c="2"/>##1-<text:span text:style-name="T1">dd_</text:span><text:span text:style-name="T7">3</text:span> <text:s/></text:p>
            <text:p text:style-name="P22">360c</text:p>
          </table:table-cell>
          <table:table-cell table:style-name="s1.B4" office:value-type="string">
            <text:p text:style-name="P18">##1-d_dev_<text:span text:style-name="T7">3</text:span></text:p>
          </table:table-cell>
          <table:table-cell table:style-name="s1.B4" office:value-type="string">
            <text:p text:style-name="P18">##1-dose_<text:span text:style-name="T7">3</text:span></text:p>
          </table:table-cell>
          <table:table-cell table:style-name="s1.B4" office:value-type="string">
            <text:p text:style-name="P18">##1-d_res_<text:span text:style-name="T7">3</text:span></text:p>
          </table:table-cell>
          <table:table-cell table:style-name="s1.B4" office:value-type="string">
            <text:p text:style-name="P18">##1-o_pog_<text:span text:style-name="T7">3</text:span></text:p>
          </table:table-cell>
          <table:table-cell table:style-name="s1.B4" office:value-type="string">
            <text:p text:style-name="P18">##1-d_gran_<text:span text:style-name="T7">3</text:span></text:p>
          </table:table-cell>
          <table:table-cell table:style-name="s1.I4" office:value-type="string">
            <text:p text:style-name="P17">±<text:span text:style-name="T1">15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</text:p>
          </table:table-cell>
          <table:table-cell table:style-name="s1.B5" office:value-type="string">
            <text:p text:style-name="P27"><text:s text:c="2"/>##1-<text:span text:style-name="T1">dd</text:span> <text:s/></text:p>
            <text:p text:style-name="P22">180c</text:p>
          </table:table-cell>
          <table:table-cell table:style-name="s1.B5" office:value-type="string">
            <text:p text:style-name="P18">##1-d_dev</text:p>
          </table:table-cell>
          <table:table-cell table:style-name="s1.B5" office:value-type="string">
            <text:p text:style-name="P18">##1-dose</text:p>
          </table:table-cell>
          <table:table-cell table:style-name="s1.B5" office:value-type="string">
            <text:p text:style-name="P18">##1-d_res</text:p>
          </table:table-cell>
          <table:table-cell table:style-name="s1.B5" office:value-type="string">
            <text:p text:style-name="P18">##1-o_pog</text:p>
          </table:table-cell>
          <table:table-cell table:style-name="s1.B5" office:value-type="string">
            <text:p text:style-name="P18">##1-d_gran</text:p>
          </table:table-cell>
          <table:table-cell table:style-name="s1.I5" office:value-type="string">
            <text:p text:style-name="P17">±<text:span text:style-name="T7">15</text:span></text:p>
          </table:table-cell>
        </table:table-row>
      </table:table>
      <text:p text:style-name="P4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С-АТ3509<text:span text:style-name="MT1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34:10.25</dc:date>
    <meta:editing-duration>P3DT7H25M12S</meta:editing-duration>
    <meta:editing-cycles>384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6" meta:character-count="2161"/>
  </office:meta>
</office:document-meta>
</file>